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============================== "CONSULTAS" <text:s/>==============================|</text:p>
      <text:p text:style-name="P1"/>
      <text:p text:style-name="P1">1. <text:s/>SELECT apellido,oficio,dept_no FROM emple;</text:p>
      <text:p text:style-name="P1"/>
      <text:p text:style-name="P1">2. <text:s/>SELECT * FROM depart;</text:p>
      <text:p text:style-name="P1"/>
      <text:p text:style-name="P1">3. <text:s/>SELECT * FROM emple;</text:p>
      <text:p text:style-name="P1"/>
      <text:p text:style-name="P1">4. <text:s/>SELECT * FROM emple ORDER BY apellido;</text:p>
      <text:p text:style-name="P1"/>
      <text:p text:style-name="P1">5. <text:s/>SELECT * FROM emple ORDER BY dept_no DESC;</text:p>
      <text:p text:style-name="P1"/>
      <text:p text:style-name="P1">6. <text:s/>SELECT * FROM emple ORDER BY dept_no DESC, apellido;</text:p>
      <text:p text:style-name="P1"/>
      <text:p text:style-name="P1">7. <text:s/>SELECT * FROM emple WHERE salario&gt;200000;</text:p>
      <text:p text:style-name="P1"/>
      <text:p text:style-name="P1">8. <text:s/>SELECT * FROM emple WHERE oficio='ANALISTA';</text:p>
      <text:p text:style-name="P1"/>
      <text:p text:style-name="P1">9. <text:s/>SELECT apellido,oficio FROM emple WHERE dept_no='20';</text:p>
      <text:p text:style-name="P1"/>
      <text:p text:style-name="P1">10. SELECT * FROM emple ORDER BY apellido;</text:p>
      <text:p text:style-name="P1"/>
      <text:p text:style-name="P1">11. SELECT * FROM emple WHERE oficio='VENDEDOR' ORDER BY apellido;</text:p>
      <text:p text:style-name="P1"/>
      <text:p text:style-name="P1">12. SELECT * FROM emple WHERE dept_no='10' AND oficio='ANALISTA' ORDER BY apellido;</text:p>
      <text:p text:style-name="P1"/>
      <text:p text:style-name="P1">13. <text:s/>SELECT * FROM emple WHERE salario&gt;200000 OR dept_no='20';</text:p>
      <text:p text:style-name="P1"/>
      <text:p text:style-name="P1">14. SELECT * FROM emple ORDER BY oficio,nombre;</text:p>
      <text:p text:style-name="P1"/>
      <text:p text:style-name="P1">15. SELECT * FROM emple WHERE apellido LIKE 'A%';</text:p>
      <text:p text:style-name="P1"/>
      <text:p text:style-name="P1">16. SELECT * FROM emple WHERE apellido LIKE '%Z';</text:p>
      <text:p text:style-name="P1"/>
      <text:p text:style-name="P1">17. SELECT * FROM emple WHERE apellido LIKE 'A%' AND oficio LIKE '%E%';</text:p>
      <text:p text:style-name="P1"/>
      <text:p text:style-name="P1">18. SELECT * FROM emple WHERE salario BETWEEN 100000 AND 200000;</text:p>
      <text:p text:style-name="P1"/>
      <text:p text:style-name="P1">19. SELECT * FROM emple WHERE oficio='VENDEDOR' AND comision&gt;100000;</text:p>
      <text:p text:style-name="P1"><text:s text:c="3"/></text:p>
      <text:p text:style-name="P1">20. SELECT * FROM emple ORDER BY dept_no,apellido;</text:p>
      <text:p text:style-name="P1"/>
      <text:p text:style-name="P1">21. SELECT emp_no, apellido FROM emple WHERE apellido LIKE 'G%' AND salario&gt;30000;</text:p>
      <text:p text:style-name="P1"/>
      <text:p text:style-name="P1">22. SELECT * FROM depart WHERE loc LIKE 'B%';</text:p>
      <text:p text:style-name="P1"/>
      <text:p text:style-name="P1">23. SELECT * FROM emple WHERE oficio='EMPLEADO' AND salario&gt;200 AND dept_no=10;</text:p>
      <text:p text:style-name="P1"/>
      <text:p text:style-name="P1">24. SELECT apellido FROM emple WHERE comision IS NULL;</text:p>
      <text:p text:style-name="P1"/>
      <text:p text:style-name="P1">25. SELECT apellido FROM emple WHERE comision IS NULL AND apellido LIKE 'J%';</text:p>
      <text:p text:style-name="P1"/>
      <text:p text:style-name="P1">26. SELECT apellido FROM emple WHERE oficio IN ('VENDEDOR','ANALISTA','EMPLEADO');</text:p>
      <text:p text:style-name="P1"/>
      <text:p text:style-name="P1">27. SELECT apellido FROM emple WHERE oficio NOT IN ('ANALISTA','EMPLEADO') AND salario&gt;200000;</text:p>
      <text:p text:style-name="P1"/>
      <text:p text:style-name="P1">28. SELECT * FROM emple WHERE salario BETWEEN 200000 AND 300000;</text:p>
      <text:p text:style-name="P1"/>
      <text:p text:style-name="P1"><text:soft-page-break/>29. SELECT apellido,salario,dept_no FROM emple WHERE salario&gt;200000 AND (dept_no=10 OR dept_no=30);</text:p>
      <text:p text:style-name="P1"/>
      <text:p text:style-name="P1">30. SELECT <text:s/>apellido,emp_no FROM emple WHERE salario NOT BETWEEN 100000 AND 200000;</text:p>
      <text:p text:style-name="P1"/>
      <text:p text:style-name="P1">31. SELECT <text:s/>LOWER(apellido) FROM emple;</text:p>
      <text:p text:style-name="P1"/>
      <text:p text:style-name="P1">32. SELECT <text:s/>CONCAT(apellido,'',oficio) FROM emple;</text:p>
      <text:p text:style-name="P1"/>
      <text:p text:style-name="P1">33. SELECT apellido,LENGTH(apellido) FROM emple ORDER BY LENGTH(apellido) DESC;</text:p>
      <text:p text:style-name="P1"/>
      <text:p text:style-name="P1">34. SELECT YEAR(fecha_alt) FROM emple;</text:p>
      <text:p text:style-name="P1"/>
      <text:p text:style-name="P1">35. SELECT * FROM emple WHERE YEAR(fecha_alt)=1992;</text:p>
      <text:p text:style-name="P1"/>
      <text:p text:style-name="P1">36. SELECT * FROM emple WHERE MONTHNAME(fecha_alt)='February';</text:p>
      <text:p text:style-name="P1"/>
      <text:p text:style-name="P1">37. SELECT apellido,GREATEST(apellido,salario) FROM emple;</text:p>
      <text:p text:style-name="P1"/>
      <text:p text:style-name="P1">38. SELECT apellido FROM emple WHERE apellido LIKE 'A%' AND YEAR(fecha_alt)=1990;</text:p>
      <text:p text:style-name="P1"/>
      <text:p text:style-name="P1">39. SELECT * FROM emple WHERE dept_no=10 AND comision IS NULL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1" meta:word-count="346" meta:character-count="2398" meta:non-whitespace-character-count="2075"/>
  </office:meta>
</office:document-meta>
</file>